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2in"/>
    </style:style>
    <style:style style:name="co2" style:family="table-column">
      <style:table-column-properties fo:break-before="auto" style:column-width="2.5339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2.4693in"/>
    </style:style>
    <style:style style:name="co8" style:family="table-column">
      <style:table-column-properties fo:break-before="auto" style:column-width="5.64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career-jun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JobTit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ostDate</text:p>
          </table:table-cell>
          <table:table-cell table:style-name="Default" office:value-type="string" calcext:value-type="string">
            <text:p>ExtractDat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JobUrl</text:p>
          </table:table-cell>
        </table:table-row>
        <table:table-row table:style-name="ro2">
          <table:table-cell office:value-type="string" calcext:value-type="string">
            <text:p>Data Scientist-AI Platform (Entry) 2491 TT</text:p>
          </table:table-cell>
          <table:table-cell office:value-type="string" calcext:value-type="string">
            <text:p>Mediro Application Consulting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R Undisclosed</text:p>
          </table:table-cell>
          <table:table-cell office:value-type="string" calcext:value-type="string">
            <text:p>Posted 22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 Undisclosed</text:p>
            <text:p>Contract Junior position</text:p>
            <text:p/>
            <text:p>Pretoria</text:p>
            <text:p/>
            <text:p>Posted 22 Jul 2024</text:p>
            <text:p>Expires in 9 days</text:p>
            <text:p>Job 2574717 - Ref LM_504958795053</text:p>
          </table:table-cell>
          <table:table-cell office:value-type="string" calcext:value-type="string">
            <text:p>https://www.careerjunction.co.za/data-scientist-ai-platform-entry-2491-tt-job-2574717.aspx</text:p>
          </table:table-cell>
        </table:table-row>
        <table:table-row table:style-name="ro2">
          <table:table-cell office:value-type="string" calcext:value-type="string">
            <text:p>BI Developer</text:p>
          </table:table-cell>
          <table:table-cell office:value-type="string" calcext:value-type="string">
            <text:p>Career Minded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R40,000 - R50,000 per month</text:p>
          </table:table-cell>
          <table:table-cell office:value-type="string" calcext:value-type="string">
            <text:p>Posted 22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40,000 - R50,000 per month</text:p>
            <text:p>Permanent Intermediate position</text:p>
            <text:p/>
            <text:p>Centurion</text:p>
            <text:p/>
            <text:p>Posted 22 Jul 2024</text:p>
            <text:p>Expires in 32 days</text:p>
            <text:p>Job 2576761 - Ref KK-BI-Ins</text:p>
          </table:table-cell>
          <table:table-cell office:value-type="string" calcext:value-type="string">
            <text:p>https://www.careerjunction.co.za/bi-developer-job-2576761.aspx</text:p>
          </table:table-cell>
        </table:table-row>
        <table:table-row table:style-name="ro2">
          <table:table-cell office:value-type="string" calcext:value-type="string">
            <text:p>BI Developer</text:p>
          </table:table-cell>
          <table:table-cell office:value-type="string" calcext:value-type="string">
            <text:p>Career Minded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R40,000 - R50,000 per month</text:p>
          </table:table-cell>
          <table:table-cell office:value-type="string" calcext:value-type="string">
            <text:p>Posted 17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40,000 - R50,000 per month</text:p>
            <text:p>Permanent Intermediate position</text:p>
            <text:p/>
            <text:p>Centurion</text:p>
            <text:p/>
            <text:p>Posted 17 Jul 2024</text:p>
            <text:p>Expires in 19 days</text:p>
            <text:p>Job 2575275 - Ref KK-BI-Ins</text:p>
          </table:table-cell>
          <table:table-cell office:value-type="string" calcext:value-type="string">
            <text:p>https://www.careerjunction.co.za/bi-developer-job-2575275.aspx</text:p>
          </table:table-cell>
        </table:table-row>
        <table:table-row table:style-name="ro2">
          <table:table-cell office:value-type="string" calcext:value-type="string">
            <text:p>BI Developer</text:p>
          </table:table-cell>
          <table:table-cell office:value-type="string" calcext:value-type="string">
            <text:p>Career Minded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R40,000 - R50,000 per month</text:p>
          </table:table-cell>
          <table:table-cell office:value-type="string" calcext:value-type="string">
            <text:p>Posted 16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40,000 - R50,000 per month</text:p>
            <text:p>Permanent Intermediate position</text:p>
            <text:p/>
            <text:p>Centurion</text:p>
            <text:p/>
            <text:p>Posted 16 Jul 2024</text:p>
            <text:p>Expires in 26 days</text:p>
            <text:p>Job 2576136 - Ref KK-BI-Ins</text:p>
          </table:table-cell>
          <table:table-cell office:value-type="string" calcext:value-type="string">
            <text:p>https://www.careerjunction.co.za/bi-developer-job-2576136.aspx</text:p>
          </table:table-cell>
        </table:table-row>
        <table:table-row table:style-name="ro2">
          <table:table-cell office:value-type="string" calcext:value-type="string">
            <text:p>Junior Data Analyst</text:p>
          </table:table-cell>
          <table:table-cell office:value-type="string" calcext:value-type="string">
            <text:p>Hire Resolve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R8,300 - R12,500 per month</text:p>
          </table:table-cell>
          <table:table-cell office:value-type="string" calcext:value-type="string">
            <text:p>Posted 24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8,300 - R12,500 per month</text:p>
            <text:p>Permanent Junior position</text:p>
            <text:p/>
            <text:p>Pretoria</text:p>
            <text:p/>
            <text:p>Posted 24 Jul 2024</text:p>
            <text:p>Expires in 34 days</text:p>
            <text:p>Job 2577068 - Ref 99849</text:p>
          </table:table-cell>
          <table:table-cell office:value-type="string" calcext:value-type="string">
            <text:p>https://www.careerjunction.co.za/junior-data-analyst-job-2577068.aspx</text:p>
          </table:table-cell>
        </table:table-row>
        <table:table-row table:style-name="ro2">
          <table:table-cell office:value-type="string" calcext:value-type="string">
            <text:p>AWS Data Engineer</text:p>
          </table:table-cell>
          <table:table-cell office:value-type="string" calcext:value-type="string">
            <text:p>Jordan HR</text:p>
          </table:table-cell>
          <table:table-cell office:value-type="string" calcext:value-type="string">
            <text:p>Pretoria Region</text:p>
          </table:table-cell>
          <table:table-cell office:value-type="string" calcext:value-type="string">
            <text:p>R700.00 - R900.00 per hour</text:p>
          </table:table-cell>
          <table:table-cell office:value-type="string" calcext:value-type="string">
            <text:p>Posted 23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700.00 - R900.00 per hour</text:p>
            <text:p>Contract Executive position</text:p>
            <text:p/>
            <text:p>Pretoria Region</text:p>
            <text:p/>
            <text:p>Posted 23 Jul 2024</text:p>
            <text:p>Expires in 15 days</text:p>
            <text:p>Job 2574852</text:p>
          </table:table-cell>
          <table:table-cell office:value-type="string" calcext:value-type="string">
            <text:p>https://www.careerjunction.co.za/aws-data-engineer-job-2574852.aspx</text:p>
          </table:table-cell>
        </table:table-row>
        <table:table-row table:style-name="ro2">
          <table:table-cell office:value-type="string" calcext:value-type="string">
            <text:p>Business Intelligence Engineer - Centurion </text:p>
          </table:table-cell>
          <table:table-cell office:value-type="string" calcext:value-type="string">
            <text:p>Fourier Recruitment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R Undisclosed</text:p>
          </table:table-cell>
          <table:table-cell office:value-type="string" calcext:value-type="string">
            <text:p>Posted 19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 Undisclosed</text:p>
            <text:p>Permanent Intermediate position</text:p>
            <text:p/>
            <text:p>Pretoria</text:p>
            <text:p/>
            <text:p>Posted 19 Jul 2024</text:p>
            <text:p>Expires in 24 days</text:p>
            <text:p>Job 2576586 - Ref LC_030129163230</text:p>
          </table:table-cell>
          <table:table-cell office:value-type="string" calcext:value-type="string">
            <text:p>https://www.careerjunction.co.za/business-intelligence-engineer-centurion-job-2576586.aspx</text:p>
          </table:table-cell>
        </table:table-row>
        <table:table-row table:style-name="ro2">
          <table:table-cell office:value-type="string" calcext:value-type="string">
            <text:p>Business Intelligence System Analyst</text:p>
          </table:table-cell>
          <table:table-cell office:value-type="string" calcext:value-type="string">
            <text:p>Tipp Focus Holdings</text:p>
          </table:table-cell>
          <table:table-cell office:value-type="string" calcext:value-type="string">
            <text:p>Pretoria CBD</text:p>
          </table:table-cell>
          <table:table-cell office:value-type="string" calcext:value-type="string">
            <text:p>Undisclosed</text:p>
          </table:table-cell>
          <table:table-cell office:value-type="string" calcext:value-type="string">
            <text:p>Posted 18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Undisclosed</text:p>
            <text:p>Contract Senior position</text:p>
            <text:p/>
            <text:p>Pretoria CBD</text:p>
            <text:p/>
            <text:p>Posted 18 Jul 2024</text:p>
            <text:p>Expires in 1 day</text:p>
            <text:p>Job 2572999</text:p>
          </table:table-cell>
          <table:table-cell office:value-type="string" calcext:value-type="string">
            <text:p>https://www.careerjunction.co.za/business-intelligence-system-analyst-job-2572999.aspx</text:p>
          </table:table-cell>
        </table:table-row>
        <table:table-row table:style-name="ro3">
          <table:table-cell office:value-type="string" calcext:value-type="string">
            <text:p>HEAD OF DATA - PRETORIA at HR Options</text:p>
          </table:table-cell>
          <table:table-cell office:value-type="string" calcext:value-type="string">
            <text:p>Competent Candidates (PTY) LTD</text:p>
          </table:table-cell>
          <table:table-cell office:value-type="string" calcext:value-type="string">
            <text:p>Pretoria</text:p>
            <text:p> / Work From Home</text:p>
          </table:table-cell>
          <table:table-cell office:value-type="string" calcext:value-type="string">
            <text:p>R Undisclosed</text:p>
          </table:table-cell>
          <table:table-cell office:value-type="string" calcext:value-type="string">
            <text:p>Posted 17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 Undisclosed</text:p>
            <text:p>Permanent Senior position</text:p>
            <text:p/>
            <text:p>Pretoria</text:p>
            <text:p> / Work From Home</text:p>
            <text:p/>
            <text:p>Posted 17 Jul 2024</text:p>
            <text:p>Expires in 21 days</text:p>
            <text:p>Job 2576333 - Ref 2824iA BA HDATA</text:p>
          </table:table-cell>
          <table:table-cell office:value-type="string" calcext:value-type="string">
            <text:p>https://www.careerjunction.co.za/head-of-data-pretoria-at-hr-options-job-2576333.aspx</text:p>
          </table:table-cell>
        </table:table-row>
        <table:table-row table:style-name="ro2">
          <table:table-cell office:value-type="string" calcext:value-type="string">
            <text:p>Admin Officer</text:p>
          </table:table-cell>
          <table:table-cell office:value-type="string" calcext:value-type="string">
            <text:p>Phanda Personnel</text:p>
          </table:table-cell>
          <table:table-cell office:value-type="string" calcext:value-type="string">
            <text:p>Pretoria CBD</text:p>
          </table:table-cell>
          <table:table-cell office:value-type="string" calcext:value-type="string">
            <text:p>R Undisclosed</text:p>
          </table:table-cell>
          <table:table-cell office:value-type="string" calcext:value-type="string">
            <text:p>Posted 24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 Undisclosed</text:p>
            <text:p>Temporary Intermediate position</text:p>
            <text:p/>
            <text:p>Pretoria CBD</text:p>
            <text:p/>
            <text:p>Posted 24 Jul 2024</text:p>
            <text:p>Expires in 7 days</text:p>
            <text:p>Job 2573762</text:p>
          </table:table-cell>
          <table:table-cell office:value-type="string" calcext:value-type="string">
            <text:p>https://www.careerjunction.co.za/admin-officer-job-2573762.aspx</text:p>
          </table:table-cell>
        </table:table-row>
        <table:table-row table:style-name="ro2">
          <table:table-cell office:value-type="string" calcext:value-type="string">
            <text:p>ESG Specialist at BMW Group</text:p>
          </table:table-cell>
          <table:table-cell office:value-type="string" calcext:value-type="string">
            <text:p>DCV Sabenza IT and Recruitment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Undisclosed</text:p>
          </table:table-cell>
          <table:table-cell office:value-type="string" calcext:value-type="string">
            <text:p>Posted 23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Undisclosed</text:p>
            <text:p>Permanent Specialist EE position</text:p>
            <text:p/>
            <text:p>Centurion</text:p>
            <text:p/>
            <text:p>Posted 23 Jul 2024</text:p>
            <text:p>Expires in 25 days</text:p>
            <text:p>Job 2575908</text:p>
          </table:table-cell>
          <table:table-cell office:value-type="string" calcext:value-type="string">
            <text:p>https://www.careerjunction.co.za/esg-specialist-at-bmw-group-job-2575908.aspx</text:p>
          </table:table-cell>
        </table:table-row>
        <table:table-row table:style-name="ro2">
          <table:table-cell office:value-type="string" calcext:value-type="string">
            <text:p>Intermediate C# Developer (KG)</text:p>
          </table:table-cell>
          <table:table-cell office:value-type="string" calcext:value-type="string">
            <text:p>Mediro Application Consulting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R Undisclosed</text:p>
          </table:table-cell>
          <table:table-cell office:value-type="string" calcext:value-type="string">
            <text:p>Posted 22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 Undisclosed</text:p>
            <text:p>Contract Intermediate position</text:p>
            <text:p/>
            <text:p>Pretoria</text:p>
            <text:p/>
            <text:p>Posted 22 Jul 2024</text:p>
            <text:p>Expires in 9 days</text:p>
            <text:p>Job 2574694 - Ref KG_502886318521</text:p>
          </table:table-cell>
          <table:table-cell office:value-type="string" calcext:value-type="string">
            <text:p>https://www.careerjunction.co.za/intermediate-c%23-developer-kg-job-2574694.aspx</text:p>
          </table:table-cell>
        </table:table-row>
        <table:table-row table:style-name="ro2">
          <table:table-cell office:value-type="string" calcext:value-type="string">
            <text:p>Intermediate C#.Net Developer (KG)</text:p>
          </table:table-cell>
          <table:table-cell office:value-type="string" calcext:value-type="string">
            <text:p>Mediro Application Consulting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R Undisclosed</text:p>
          </table:table-cell>
          <table:table-cell office:value-type="string" calcext:value-type="string">
            <text:p>Posted 22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 Undisclosed</text:p>
            <text:p>Contract Senior position</text:p>
            <text:p/>
            <text:p>Pretoria</text:p>
            <text:p/>
            <text:p>Posted 22 Jul 2024</text:p>
            <text:p>Expires in 9 days</text:p>
            <text:p>Job 2574690 - Ref KG_502804973227</text:p>
          </table:table-cell>
          <table:table-cell office:value-type="string" calcext:value-type="string">
            <text:p>https://www.careerjunction.co.za/intermediate-c%23net-developer-kg-job-2574690.aspx</text:p>
          </table:table-cell>
        </table:table-row>
        <table:table-row table:style-name="ro2">
          <table:table-cell office:value-type="string" calcext:value-type="string">
            <text:p>Virtual Device Developer (VDI) (Entry) 2722/2604/2605/2606/2607 TT</text:p>
          </table:table-cell>
          <table:table-cell office:value-type="string" calcext:value-type="string">
            <text:p>Mediro Application Consulting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R Undisclosed</text:p>
          </table:table-cell>
          <table:table-cell office:value-type="string" calcext:value-type="string">
            <text:p>Posted 21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 Undisclosed</text:p>
            <text:p>Contract Junior position</text:p>
            <text:p/>
            <text:p>Pretoria</text:p>
            <text:p/>
            <text:p>Posted 21 Jul 2024</text:p>
            <text:p>Expires in 8 days</text:p>
            <text:p>Job 2574498 - Ref LM_504963755643</text:p>
          </table:table-cell>
          <table:table-cell office:value-type="string" calcext:value-type="string">
            <text:p>https://www.careerjunction.co.za/virtual-device-developer-vdi-entry-2722-2604-2605-2606-2607-tt-job-2574498.aspx</text:p>
          </table:table-cell>
        </table:table-row>
        <table:table-row table:style-name="ro2">
          <table:table-cell office:value-type="string" calcext:value-type="string">
            <text:p>Professional Officer at NRF National Research Foundation</text:p>
          </table:table-cell>
          <table:table-cell office:value-type="string" calcext:value-type="string">
            <text:p>National Research Foundation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R Undisclosed</text:p>
          </table:table-cell>
          <table:table-cell office:value-type="string" calcext:value-type="string">
            <text:p>Posted 19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 Undisclosed</text:p>
            <text:p>Contract Senior position</text:p>
            <text:p/>
            <text:p>Pretoria</text:p>
            <text:p/>
            <text:p>Posted 19 Jul 2024</text:p>
            <text:p>Expires in 14 days</text:p>
            <text:p>Job 2576606 - Ref 732</text:p>
          </table:table-cell>
          <table:table-cell office:value-type="string" calcext:value-type="string">
            <text:p>https://www.careerjunction.co.za/professional-officer-at-nrf-national-research-foundation-job-2576606.aspx</text:p>
          </table:table-cell>
        </table:table-row>
        <table:table-row table:style-name="ro2">
          <table:table-cell office:value-type="string" calcext:value-type="string">
            <text:p>VDI Stack Monitoring Specialist -2721</text:p>
          </table:table-cell>
          <table:table-cell office:value-type="string" calcext:value-type="string">
            <text:p>Jordan HR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R Undisclosed</text:p>
          </table:table-cell>
          <table:table-cell office:value-type="string" calcext:value-type="string">
            <text:p>Posted 20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 Undisclosed</text:p>
            <text:p>Permanent Senior position</text:p>
            <text:p/>
            <text:p>Pretoria</text:p>
            <text:p/>
            <text:p>Posted 20 Jul 2024</text:p>
            <text:p>Expires in 7 days</text:p>
            <text:p>Job 2574239 - Ref JHB009580</text:p>
          </table:table-cell>
          <table:table-cell office:value-type="string" calcext:value-type="string">
            <text:p>https://www.careerjunction.co.za/vdi-stack-monitoring-specialist-2721-job-2574239.aspx</text:p>
          </table:table-cell>
        </table:table-row>
        <table:table-row table:style-name="ro2">
          <table:table-cell office:value-type="string" calcext:value-type="string">
            <text:p>Professional Officer at NRF National Research Foundation</text:p>
          </table:table-cell>
          <table:table-cell office:value-type="string" calcext:value-type="string">
            <text:p>National Research Foundation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R Undisclosed</text:p>
          </table:table-cell>
          <table:table-cell office:value-type="string" calcext:value-type="string">
            <text:p>Posted 19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 Undisclosed</text:p>
            <text:p>Permanent Senior position</text:p>
            <text:p/>
            <text:p>Pretoria</text:p>
            <text:p/>
            <text:p>Posted 19 Jul 2024</text:p>
            <text:p>Expires in 14 days</text:p>
            <text:p>Job 2576603 - Ref 734</text:p>
          </table:table-cell>
          <table:table-cell office:value-type="string" calcext:value-type="string">
            <text:p>https://www.careerjunction.co.za/professional-officer-at-nrf-national-research-foundation-job-2576603.aspx</text:p>
          </table:table-cell>
        </table:table-row>
        <table:table-row table:style-name="ro2">
          <table:table-cell office:value-type="string" calcext:value-type="string">
            <text:p>Administrator</text:p>
          </table:table-cell>
          <table:table-cell office:value-type="string" calcext:value-type="string">
            <text:p>Green Marble Recruitment Consultants</text:p>
          </table:table-cell>
          <table:table-cell office:value-type="string" calcext:value-type="string">
            <text:p>Pretoria</text:p>
          </table:table-cell>
          <table:table-cell office:value-type="string" calcext:value-type="string">
            <text:p>R15,000 - R30,000 per month</text:p>
          </table:table-cell>
          <table:table-cell office:value-type="string" calcext:value-type="string">
            <text:p>Posted 16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R15,000 - R30,000 per month</text:p>
            <text:p>Permanent Intermediate position</text:p>
            <text:p/>
            <text:p>Pretoria</text:p>
            <text:p/>
            <text:p>Posted 16 Jul 2024</text:p>
            <text:p>Expires in 21 days</text:p>
            <text:p>Job 2576065 - Ref JHB002079</text:p>
          </table:table-cell>
          <table:table-cell office:value-type="string" calcext:value-type="string">
            <text:p>https://www.careerjunction.co.za/administrator-job-2576065.aspx</text:p>
          </table:table-cell>
        </table:table-row>
        <table:table-row table:style-name="ro2">
          <table:table-cell office:value-type="string" calcext:value-type="string">
            <text:p>Development Team Lead: C#</text:p>
          </table:table-cell>
          <table:table-cell office:value-type="string" calcext:value-type="string">
            <text:p>Tipp Focus Holdings</text:p>
          </table:table-cell>
          <table:table-cell office:value-type="string" calcext:value-type="string">
            <text:p>Pretoria CBD</text:p>
          </table:table-cell>
          <table:table-cell office:value-type="string" calcext:value-type="string">
            <text:p>Undisclosed</text:p>
          </table:table-cell>
          <table:table-cell office:value-type="string" calcext:value-type="string">
            <text:p>Posted 17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Undisclosed</text:p>
            <text:p>Contract Intermediate position</text:p>
            <text:p/>
            <text:p>Pretoria CBD</text:p>
            <text:p/>
            <text:p>Posted 17 Jul 2024</text:p>
            <text:p>Expires in 18 days</text:p>
            <text:p>Job 2575118</text:p>
          </table:table-cell>
          <table:table-cell office:value-type="string" calcext:value-type="string">
            <text:p>https://www.careerjunction.co.za/development-team-lead-c%23-job-2575118.aspx</text:p>
          </table:table-cell>
        </table:table-row>
        <table:table-row table:style-name="ro2">
          <table:table-cell office:value-type="string" calcext:value-type="string">
            <text:p>Intermediate C# Developer</text:p>
          </table:table-cell>
          <table:table-cell office:value-type="string" calcext:value-type="string">
            <text:p>Tipp Focus Holdings</text:p>
          </table:table-cell>
          <table:table-cell office:value-type="string" calcext:value-type="string">
            <text:p>Pretoria CBD</text:p>
          </table:table-cell>
          <table:table-cell office:value-type="string" calcext:value-type="string">
            <text:p>Undisclosed</text:p>
          </table:table-cell>
          <table:table-cell office:value-type="string" calcext:value-type="string">
            <text:p>Posted 17 Jul 2024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Undisclosed</text:p>
            <text:p>Contract Intermediate position</text:p>
            <text:p/>
            <text:p>Pretoria CBD</text:p>
            <text:p/>
            <text:p>Posted 17 Jul 2024</text:p>
            <text:p>Expires in 18 days</text:p>
            <text:p>Job 2575082</text:p>
          </table:table-cell>
          <table:table-cell office:value-type="string" calcext:value-type="string">
            <text:p>https://www.careerjunction.co.za/intermediate-c%23-developer-job-2575082.asp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6T14:33:47.637068275</dc:date>
    <meta:editing-duration>PT2M47S</meta:editing-duration>
    <meta:editing-cycles>1</meta:editing-cycles>
    <meta:document-statistic meta:table-count="1" meta:cell-count="168" meta:object-count="0"/>
    <meta:generator>LibreOffice/24.2.5.2$Linux_X86_64 LibreOffice_project/d6e8b0f3fc6e8af2b00cf4969fd0d2fa45b9a62e</meta:generator>
  </office:meta>
</office:document-meta>
</file>